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OpenSymbol" svg:font-family="Open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2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807cm" style:rel-column-width="32813*"/>
    </style:style>
    <style:style style:name="Table2.B" style:family="table-column">
      <style:table-column-properties style:column-width="8.782cm" style:rel-column-width="32722*"/>
    </style:style>
    <style:style style:name="Table2.A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8.807cm" style:rel-column-width="32813*"/>
    </style:style>
    <style:style style:name="Table3.B" style:family="table-column">
      <style:table-column-properties style:column-width="8.782cm" style:rel-column-width="32722*"/>
    </style:style>
    <style:style style:name="Table3.A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8.807cm" style:rel-column-width="32813*"/>
    </style:style>
    <style:style style:name="Table4.B" style:family="table-column">
      <style:table-column-properties style:column-width="8.782cm" style:rel-column-width="32722*"/>
    </style:style>
    <style:style style:name="Table4.A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Table_20_Contents">
      <style:paragraph-properties fo:text-align="center" style:justify-single-word="false"/>
      <style:text-properties style:font-name="Arial"/>
    </style:style>
    <style:style style:name="P3" style:family="paragraph" style:parent-style-name="Table_20_Contents">
      <style:text-properties style:font-name="Arial" fo:font-size="10.5pt" style:font-size-asian="10.5pt" style:font-size-complex="10.5p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Standard">
      <style:text-properties style:font-name="Arial" fo:font-size="10.5pt" style:font-size-asian="10.5pt" style:font-size-complex="10.5pt"/>
    </style:style>
    <style:style style:name="P6" style:family="paragraph" style:parent-style-name="Standard" style:list-style-name="L1">
      <style:text-properties style:font-name="Arial" fo:font-size="10.5pt" style:font-size-asian="10.5pt" style:font-size-complex="10.5pt"/>
    </style:style>
    <style:style style:name="P7" style:family="paragraph" style:parent-style-name="Table_20_Contents" style:list-style-name="L1">
      <style:text-properties style:font-name="Arial" fo:font-size="10.5pt" style:font-size-asian="10.5pt" style:font-size-complex="10.5pt"/>
    </style:style>
    <style:style style:name="P8" style:family="paragraph" style:parent-style-name="Table_20_Contents" style:list-style-name="L2">
      <style:text-properties style:font-name="Arial" fo:font-size="10.5pt" style:font-size-asian="10.5pt" style:font-size-complex="10.5pt"/>
    </style:style>
    <style:style style:name="P9" style:family="paragraph" style:parent-style-name="Table_20_Contents" style:list-style-name="L3">
      <style:text-properties style:font-name="Arial" fo:font-size="10.5pt" style:font-size-asian="10.5pt" style:font-size-complex="10.5pt"/>
    </style:style>
    <style:style style:name="T1" style:family="text">
      <style:text-properties style:font-name="Ari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">Attribute </text:p>
          </table:table-cell>
          <table:covered-table-cell/>
        </table:table-row>
        <table:table-row>
          <table:table-cell table:style-name="Table1.A2" office:value-type="string">
            <text:list xml:id="list8664996576143377211" text:style-name="L1">
              <text:list-item>
                <text:p text:style-name="P7">PasswordManagerUsername</text:p>
              </text:list-item>
              <text:list-item>
                <text:p text:style-name="P7">PasswordManagerAccountNumber</text:p>
              </text:list-item>
              <text:list-item>
                <text:p text:style-name="P7">PasswordManagerAccountPassword</text:p>
              </text:list-item>
              <text:list-item>
                <text:p text:style-name="P7">PasswordManagerPasswordID</text:p>
              </text:list-item>
              <text:list-item>
                <text:p text:style-name="P6">AccountName (→ use to store webpage name or info of where the pw is use)</text:p>
              </text:list-item>
            </text:list>
          </table:table-cell>
          <table:table-cell table:style-name="Table1.B2" office:value-type="string">
            <text:list xml:id="list40525542" text:continue-numbering="true" text:style-name="L1">
              <text:list-item>
                <text:p text:style-name="P6">AccountPassword</text:p>
              </text:list-item>
              <text:list-item>
                <text:p text:style-name="P6">SecurityQuestion (→ for forget password)</text:p>
              </text:list-item>
              <text:list-item>
                <text:p text:style-name="P6">SecurityQuestionAnswer</text:p>
              </text:list-item>
              <text:list-item>
                <text:p text:style-name="P6">AdditionalPasswordInfo</text:p>
              </text:list-item>
            </text:list>
            <text:p text:style-name="P5"/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">Method (Key Feature)</text:p>
          </table:table-cell>
          <table:covered-table-cell/>
        </table:table-row>
        <table:table-row>
          <table:table-cell table:style-name="Table2.A2" office:value-type="string">
            <text:p text:style-name="P3">Suggest Password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Ask security question</text:p>
          </table:table-cell>
          <table:table-cell table:style-name="Table2.B2" office:value-type="string">
            <text:list xml:id="list2914007055433763240" text:style-name="L2">
              <text:list-item>
                <text:p text:style-name="P8">Ask security question when user inpot the password manager password twice/3 time</text:p>
              </text:list-item>
              <text:list-item>
                <text:p text:style-name="P8">Check security question(maybe separate methods??)</text:p>
              </text:list-item>
            </text:list>
          </table:table-cell>
        </table:table-row>
        <table:table-row>
          <table:table-cell table:style-name="Table2.A2" office:value-type="string">
            <text:p text:style-name="P3">Password listener</text:p>
          </table:table-cell>
          <table:table-cell table:style-name="Table2.B2" office:value-type="string">
            <text:list xml:id="list40528795" text:continue-numbering="true" text:style-name="L2">
              <text:list-item>
                <text:p text:style-name="P8"/>
              </text:list-item>
            </text:list>
          </table:table-cell>
        </table:table-row>
        <table:table-row>
          <table:table-cell table:style-name="Table2.A2" office:value-type="string">
            <text:p text:style-name="P3">Change Password</text:p>
          </table:table-cell>
          <table:table-cell table:style-name="Table2.B2" office:value-type="string">
            <text:list xml:id="list40543586" text:continue-numbering="true" text:style-name="L2">
              <text:list-item>
                <text:p text:style-name="P8"/>
              </text:list-item>
            </text:list>
          </table:table-cell>
        </table:table-row>
        <table:table-row>
          <table:table-cell table:style-name="Table2.A2" office:value-type="string">
            <text:p text:style-name="P3">Password strength checker</text:p>
          </table:table-cell>
          <table:table-cell table:style-name="Table2.B2" office:value-type="string">
            <text:list xml:id="list40523980" text:continue-numbering="true" text:style-name="L2">
              <text:list-item>
                <text:p text:style-name="P8"/>
              </text:list-item>
            </text:list>
          </table:table-cell>
        </table:table-row>
        <table:table-row>
          <table:table-cell table:style-name="Table2.A2" office:value-type="string">
            <text:p text:style-name="P3">Recovery Option</text:p>
          </table:table-cell>
          <table:table-cell table:style-name="Table2.B2" office:value-type="string">
            <text:list xml:id="list6076960019190611422" text:style-name="L3">
              <text:list-item>
                <text:p text:style-name="P9">This option could be a mnemonic that shows up after account creation, the user should write this down and use if they can't login</text:p>
              </text:list-item>
            </text:list>
          </table:table-cell>
        </table:table-row>
      </table:table>
      <text:p text:style-name="Text_20_body"/>
      <text:p text:style-name="Text_20_body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">Method (Login GUI → tkinter)</text:p>
          </table:table-cell>
          <table:covered-table-cell/>
        </table:table-row>
        <table:table-row>
          <table:table-cell table:style-name="Table3.A2" office:value-type="string">
            <text:p text:style-name="P3">Login Checker</text:p>
          </table:table-cell>
          <table:table-cell table:style-name="Table3.B2" office:value-type="string">
            <text:list xml:id="list40524543" text:continue-list="list40523980" text:style-name="L2">
              <text:list-item>
                <text:p text:style-name="P8">Check if account name and password match with database</text:p>
              </text:list-item>
            </text:list>
          </table:table-cell>
        </table:table-row>
        <table:table-row>
          <table:table-cell table:style-name="Table3.A2" office:value-type="string">
            <text:p text:style-name="P3">Suspend session</text:p>
          </table:table-cell>
          <table:table-cell table:style-name="Table3.B2" office:value-type="string">
            <text:list xml:id="list40534788" text:continue-numbering="true" text:style-name="L2">
              <text:list-item>
                <text:p text:style-name="P8">Do not allow user input for too much wrong attempt</text:p>
              </text:list-item>
            </text:list>
          </table:table-cell>
        </table:table-row>
      </table:table>
      <text:p text:style-name="P1"/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4"><text:span text:style-name="T1">Method (</text:span><text:span text:style-name="T1">Manage </text:span><text:span text:style-name="T1">GUI → tkinter)</text:span></text:p>
          </table:table-cell>
          <table:covered-table-cell/>
        </table:table-row>
        <table:table-row>
          <table:table-cell table:style-name="Table4.A2" office:value-type="string">
            <text:p text:style-name="P3">PasswordDropdown</text:p>
          </table:table-cell>
          <table:table-cell table:style-name="Table4.B2" office:value-type="string">
            <text:list xml:id="list40547145" text:continue-numbering="true" text:style-name="L2">
              <text:list-item>
                <text:p text:style-name="P8">Drop down list for user to browse through the passwords stored in the map</text:p>
              </text:list-item>
            </text:list>
          </table:table-cell>
        </table:table-row>
        <table:table-row>
          <table:table-cell table:style-name="Table4.A2" office:value-type="string">
            <text:p text:style-name="P3">Logout button</text:p>
          </table:table-cell>
          <table:table-cell table:style-name="Table4.B2" office:value-type="string">
            <text:list xml:id="list40553716" text:continue-numbering="true" text:style-name="L2">
              <text:list-item>
                <text:p text:style-name="P8"/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OpenSymbol" svg:font-family="Open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" style:font-size-asian="14pt" style:font-name-complex="Droid Sans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Droid Sans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Droid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12T12:41:34.276591758</meta:creation-date>
    <dc:date>2020-11-12T20:32:20.16</dc:date>
    <meta:editing-duration>PT7H11M16S</meta:editing-duration>
    <meta:editing-cycles>2</meta:editing-cycles>
    <meta:generator>OpenOffice/4.1.7$Win32 OpenOffice.org_project/417m1$Build-9800</meta:generator>
    <meta:document-statistic meta:table-count="4" meta:image-count="0" meta:object-count="0" meta:page-count="1" meta:paragraph-count="29" meta:word-count="151" meta:character-count="980"/>
    <dc:creator>Jarogniew Witkowski</dc:creator>
  </office:meta>
</office:document-meta>
</file>